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8.75pt" style:use-optimal-row-height="true" fo:break-before="auto"/>
    </style:style>
    <style:style style:name="ro13" style:family="table-row">
      <style:table-row-properties style:row-height="48.4pt" style:use-optimal-row-height="false" fo:break-before="auto"/>
    </style:style>
    <style:style style:name="ro14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Hypidiomorphic chlorit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Hypidiomorphic with rectangular longitudinal sections and allotriomorphic crystals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6">
            <text:p>Medium<text:s/>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6">
            <text:p>Greenish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6">
            <text:p>Modera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Parallel to the elongation is appreciabl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Not present, it is altering previous mineral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6">
            <text:p>1st anomalous order that gives blue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6">
            <text:p>Right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6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6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5" table:style-name="ce7">
            <text:p>5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8">
            <text:p>Other important minerals in the thin section (%)</text:p>
          </table:table-cell>
          <table:table-cell office:value-type="string" table:style-name="ce6">
            <text:p>Aphanitic matrix 25%</text:p>
          </table:table-cell>
          <table:table-cell office:value-type="string" table:style-name="ce9">
            <text:p>Quartz 10%</text:p>
          </table:table-cell>
          <table:table-cell office:value-type="string" table:style-name="ce9">
            <text:p>Opaque 5%</text:p>
          </table:table-cell>
          <table:table-cell office:value-type="string" table:style-name="ce9">
            <text:p>Others 10%</text:p>
          </table:table-cell>
          <table:table-cell table:number-columns-repeated="8" table:style-name="ce9"/>
          <table:table-cell table:number-columns-repeated="16371"/>
        </table:table-row>
        <table:table-row table:number-rows-repeated="2" table:style-name="ro10">
          <table:table-cell table:style-name="ce1"/>
          <table:table-cell table:style-name="ce10"/>
          <table:table-cell table:number-columns-repeated="16382" table:style-name="ce1"/>
        </table:table-row>
        <table:table-row table:number-rows-repeated="1048573" table:style-name="ro11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11">
            <text:p>General characteristics of the mineral</text:p>
          </table:table-cell>
          <table:table-cell office:value-type="string" table:style-name="ce3">
            <text:p>Chlorite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Chemical formula</text:p>
          </table:table-cell>
          <table:table-cell office:value-type="string" table:style-name="ce12">
            <text:p>(Mg,Fe)<text:span text:style-name="T2">3</text:span>(Si,Al)<text:span text:style-name="T2">4</text:span>O<text:span text:style-name="T2">10</text:span>(OH,O)<text:span text:style-name="T2">6</text:span>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rystal's shape</text:p>
          </table:table-cell>
          <table:table-cell office:value-type="string" table:style-name="ce6">
            <text:p>Short prismatic habit, with pseudohexagonal basal section. It can be cryptocrystalline or pseudomorph of biotite or other ferromagnesian mineral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6">
            <text:p>Modere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3">
            <text:p>It change between greenish, yellowish and ocher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6">
            <text:p>Weak - moderate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Cleavage</text:p>
          </table:table-cell>
          <table:table-cell office:value-type="string" table:style-name="ce6">
            <text:p>Not always visible, perfect {001}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6">
            <text:p>To oxides or iron hydroxid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terference color (order)</text:p>
          </table:table-cell>
          <table:table-cell office:value-type="string" table:style-name="ce6">
            <text:p>Until 1st order gray, sometimes with anomalous color that give blue and violet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6">
            <text:p>Approximately righ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6">
            <text:p>Not frequent, {001} r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6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6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6">
            <text:p>Positive or negative</text:p>
          </table:table-cell>
          <table:table-cell table:number-columns-repeated="16382"/>
        </table:table-row>
        <table:table-row table:number-rows-repeated="104856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0:36:36Z</dc:date>
    <meta:editing-cycles>5</meta:editing-cycles>
    <meta:editing-duration>PT1353S</meta:editing-duration>
  </office:meta>
</office:document-meta>
</file>